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2000002100010EA600006986E3E7FEBE139E0BD8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107596" officeooo:paragraph-rsid="00107596" style:font-size-asian="12pt" style:font-size-complex="12pt"/>
    </style:style>
    <style:style style:name="P5" style:family="paragraph" style:parent-style-name="Standard">
      <style:text-properties officeooo:paragraph-rsid="000e3f81"/>
    </style:style>
    <style:style style:name="P6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7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8" style:family="paragraph" style:parent-style-name="Standard">
      <style:text-properties fo:font-size="12pt" fo:language="nl" fo:country="BE" style:font-size-asian="12pt" style:font-size-complex="12pt"/>
    </style:style>
    <style:style style:name="P9" style:family="paragraph" style:parent-style-name="Standard">
      <style:text-properties fo:font-size="12pt" fo:language="nl" fo:country="BE" officeooo:rsid="001502d5" officeooo:paragraph-rsid="001502d5" style:font-size-asian="12pt" style:font-size-complex="12pt"/>
    </style:style>
    <style:style style:name="P10" style:family="paragraph" style:parent-style-name="Standard">
      <style:text-properties fo:font-size="12pt" fo:language="nl" fo:country="BE" officeooo:rsid="0013497f" officeooo:paragraph-rsid="0013497f" style:font-size-asian="12pt" style:font-size-complex="12pt"/>
    </style:style>
    <style:style style:name="P11" style:family="paragraph" style:parent-style-name="Standard">
      <style:text-properties fo:font-size="12pt" fo:language="nl" fo:country="BE" officeooo:rsid="001614f4" officeooo:paragraph-rsid="001614f4" style:font-size-asian="12pt" style:font-size-complex="12pt"/>
    </style:style>
    <style:style style:name="P12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107596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custom-shape text:anchor-type="paragraph" draw:z-index="2" draw:name="Text Box 2" draw:style-name="gr1" draw:text-style-name="P13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5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5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23</text:span></text:p>
      <text:p text:style-name="P3"/>
      <text:p text:style-name="P2">Gerealiseerd vorige week:</text:p>
      <text:p text:style-name="P3"/>
      <text:p text:style-name="P3"/>
      <text:p text:style-name="P4">– Maken mailer applicatie</text:p>
      <text:p text:style-name="P4"><text:tab/>→ Mail kan worden verstuurd bij activiteit op de bus</text:p>
      <text:p text:style-name="P3"/>
      <text:p text:style-name="P10">– Maken poster</text:p>
      <text:p text:style-name="P10"/>
      <text:p text:style-name="P9">– Werken aan weerbericht app </text:p>
      <text:p text:style-name="P7">Doelstellingen voor de volgende week:</text:p>
      <text:p text:style-name="P3"/>
      <text:p text:style-name="P11">– weerbericht app afwerken</text:p>
      <text:p text:style-name="P11"/>
      <text:p text:style-name="P11">– powerpoint make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10</meta:editing-cycles>
    <meta:print-date>2013-04-21T17:44:00</meta:print-date>
    <meta:creation-date>2016-12-21T00:07:00</meta:creation-date>
    <dc:date>2017-06-09T17:13:16.600882980</dc:date>
    <meta:editing-duration>PT20M13S</meta:editing-duration>
    <meta:generator>LibreOffice/5.3.3.2$Linux_X86_64 LibreOffice_project/30m0$Build-2</meta:generator>
    <meta:document-statistic meta:table-count="0" meta:image-count="2" meta:object-count="0" meta:page-count="2" meta:paragraph-count="21" meta:word-count="66" meta:character-count="551" meta:non-whitespace-character-count="489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